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itstream Vera Sans" svg:font-family="'Bitstream Vera Sans'" style:font-family-generic="system" style:font-pitch="variable"/>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style:text-properties officeooo:rsid="001f2962" officeooo:paragraph-rsid="001f2962"/>
    </style:style>
    <style:style style:name="P2" style:family="paragraph" style:parent-style-name="Standard">
      <style:text-properties officeooo:rsid="001f2962" officeooo:paragraph-rsid="001fb3ca"/>
    </style:style>
    <style:style style:name="P3" style:family="paragraph" style:parent-style-name="Standard">
      <style:text-properties fo:font-weight="bold" officeooo:rsid="001f2962" officeooo:paragraph-rsid="001f2962" style:font-weight-asian="bold" style:font-weight-complex="bold"/>
    </style:style>
    <style:style style:name="P4" style:family="paragraph" style:parent-style-name="Standard">
      <style:text-properties fo:font-weight="bold" officeooo:rsid="0020d344" officeooo:paragraph-rsid="0020d344" style:font-weight-asian="bold" style:font-weight-complex="bold"/>
    </style:style>
    <style:style style:name="P5" style:family="paragraph" style:parent-style-name="Standard">
      <style:text-properties fo:font-weight="bold" officeooo:rsid="00221c4f" officeooo:paragraph-rsid="00221c4f" style:font-weight-asian="bold" style:font-weight-complex="bold"/>
    </style:style>
    <style:style style:name="P6" style:family="paragraph" style:parent-style-name="Standard">
      <style:text-properties fo:font-size="14pt" style:text-underline-style="solid" style:text-underline-width="auto" style:text-underline-color="font-color" fo:font-weight="bold" officeooo:rsid="001fb3ca" officeooo:paragraph-rsid="001fb3ca" style:font-size-asian="14pt" style:font-weight-asian="bold" style:font-size-complex="14pt" style:font-weight-complex="bold"/>
    </style:style>
    <style:style style:name="T1" style:family="text">
      <style:text-properties officeooo:rsid="001fb3ca"/>
    </style:style>
    <style:style style:name="T2" style:family="text">
      <style:text-properties officeooo:rsid="0020a067"/>
    </style:style>
    <style:style style:name="T3"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WOMEN SAFETY APPLICATION</text:p>
      <text:p text:style-name="P1"/>
      <text:p text:style-name="P3">GROUP MEMBERS</text:p>
      <text:p text:style-name="P1"/>
      <text:p text:style-name="P1">1. MARY MBUTU<text:tab/><text:tab/><text:tab/>SCII/00816/2019</text:p>
      <text:p text:style-name="P1">2. MICHAEL ORINA<text:tab/><text:tab/>SCII/00825/2019</text:p>
      <text:p text:style-name="P1">3. VINCENT KEMBOI<text:tab/><text:tab/>SCII/00832/2019</text:p>
      <text:p text:style-name="P1"/>
      <text:p text:style-name="P1"/>
      <text:p text:style-name="P3">APP CONCEPTION</text:p>
      <text:p text:style-name="P1"/>
      <text:p text:style-name="P2">W<text:span text:style-name="T1">ith rampant cases of insecurity in Kenya especially in Nairobi, we came up with an idea which can be able to pick up stress signal level using the heart rate and auto record the voice at the said time and send the precise location and the voice recorded to a selected contact.</text:span></text:p>
      <text:p text:style-name="P2"/>
      <text:p text:style-name="P2"><text:span text:style-name="T1">While one of my friends was walking home a week ago, She felt like she was being followed by a creepy man. </text:span><text:span text:style-name="T2">W</text:span><text:span text:style-name="T1">ith a </text:span><text:span text:style-name="T2">frightened voice </text:span><text:span text:style-name="T1"><text:s/></text:span><text:span text:style-name="T2">and was feeling insecure with no way to be able to come out of the situation. Luckily, she reached home safe but we felt the need to come up with a solution to the problem.</text:span></text:p>
      <text:p text:style-name="P2"/>
      <text:p text:style-name="P2">The women’s safety application will aim at providing the utmost safety to women. All they need to do is register themselves on the application and as soon as they sense something shady, they’ll press the power button thrice, and consequently, their location will be sent to the nearest police station and emergency contacts. If the woman reaches a safe space, she can press the stop button. This will have three modules- </text:p>
      <text:p text:style-name="P2"/>
      <text:p text:style-name="P2"><text:span text:style-name="T3">Admin module</text:span> that will manage the application, view the user details, and track the location.</text:p>
      <text:p text:style-name="P2"/>
      <text:p text:style-name="P2"><text:span text:style-name="T3">User module</text:span> will be used by the women registered on the application. After registering themselves users would need to add details like emergency contacts, location etc. </text:p>
      <text:p text:style-name="P2"/>
      <text:p text:style-name="P2"><text:span text:style-name="T3">Guardian module </text:span>will be the well-wishers of the users. They will also have to register on the application.</text:p>
      <text:p text:style-name="P2"/>
      <text:p text:style-name="P2">This application would have a <text:span text:style-name="T3">shake detector</text:span>, which that means on shaking the device, SOS messages will be sent to registered contact numbers. It will also send the last known location with a google map link to registered contacts.</text:p>
      <text:p text:style-name="P2"/>
      <text:p text:style-name="P2"/>
      <text:p text:style-name="P4">CLASS DIAGRAM</text:p>
      <text:p text:style-name="P4"/>
      <text:p text:style-name="P5">USE CASES</text:p>
      <text:p text:style-name="P5"/>
      <text:p text:style-name="P5">RELATIONAL MODEL</text:p>
      <text:p text:style-name="P5"/>
      <text:p text:style-name="P5">SKETCHES</text:p>
      <text:p text:style-name="P5"/>
      <text:p text:style-name="P5">EXTERNAL INTERNET SERVICES</text:p>
      <text:p text:style-name="P5"/>
      <text:p text:style-name="P5">DEVICE SENSORS</text:p>
      <text:p text:style-name="P5"/>
      <text:p text:style-name="P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itstream Vera Sans" svg:font-family="'Bitstream Vera Sans'" style:font-family-generic="system" style:font-pitch="variable"/>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Bitstream Vera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Bitstream Vera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1" style:font-family-complex="FreeSans"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29T11:46:29.824609152</meta:creation-date>
    <dc:date>2022-11-29T13:22:09.080788686</dc:date>
    <meta:editing-duration>PT23M57S</meta:editing-duration>
    <meta:editing-cycles>2</meta:editing-cycles>
    <meta:generator>LibreOffice/7.2.2.2$Linux_X86_64 LibreOffice_project/20$Build-2</meta:generator>
    <meta:document-statistic meta:table-count="0" meta:image-count="0" meta:object-count="0" meta:page-count="1" meta:paragraph-count="19" meta:word-count="313" meta:character-count="1836" meta:non-whitespace-character-count="1535"/>
  </office:meta>
</office:document-meta>
</file>